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8.403cm" style:rel-column-width="32767*"/>
    </style:style>
    <style:style style:name="Tabla4.B" style:family="table-column">
      <style:table-column-properties style:column-width="8.403cm" style:rel-column-width="32768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B" style:family="table-column">
      <style:table-column-properties style:column-width="8.403cm" style:rel-column-width="32768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8.403cm" style:rel-column-width="32767*"/>
    </style:style>
    <style:style style:name="Tabla4.B" style:family="table-column">
      <style:table-column-properties style:column-width="8.403cm" style:rel-column-width="32768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B" style:family="table-column">
      <style:table-column-properties style:column-width="8.403cm" style:rel-column-width="32768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6" style:family="paragraph" style:parent-style-name="Standard">
      <style:text-properties officeooo:paragraph-rsid="005d5c8b"/>
    </style:style>
    <style:style style:name="P7" style:family="paragraph" style:parent-style-name="Standard">
      <style:text-properties officeooo:rsid="0092caed" officeooo:paragraph-rsid="005d5c8b"/>
    </style:style>
    <style:style style:name="P8" style:family="paragraph" style:parent-style-name="Table_20_Contents">
      <style:text-properties officeooo:paragraph-rsid="005d5c8b"/>
    </style:style>
    <style:style style:name="P9" style:family="paragraph" style:parent-style-name="Table_20_Contents">
      <style:paragraph-properties fo:text-align="justify" style:justify-single-word="false"/>
      <style:text-properties fo:font-size="9pt" fo:font-weight="bold" officeooo:rsid="009378d4" officeooo:paragraph-rsid="005d5c8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9pt" fo:font-weight="bold" officeooo:rsid="0092caed" officeooo:paragraph-rsid="005d5c8b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9pt" fo:font-weight="bold" officeooo:rsid="0060b8bb" officeooo:paragraph-rsid="0060b8b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9pt" fo:font-weight="bold" officeooo:rsid="00628473" officeooo:paragraph-rsid="00628473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9pt" fo:font-weight="bold" officeooo:rsid="00628473" officeooo:paragraph-rsid="005d5c8b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9pt" officeooo:rsid="0092caed" officeooo:paragraph-rsid="005d5c8b" style:font-size-asian="9pt" style:font-size-complex="9pt"/>
    </style:style>
    <style:style style:name="P15" style:family="paragraph" style:parent-style-name="Table_20_Contents">
      <style:paragraph-properties fo:text-align="justify" style:justify-single-word="false"/>
      <style:text-properties fo:font-size="9pt" officeooo:rsid="009378d4" officeooo:paragraph-rsid="005d5c8b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fo:font-size="9pt" officeooo:rsid="009901b8" officeooo:paragraph-rsid="005d5c8b" style:font-size-asian="9pt" style:font-size-complex="9pt"/>
    </style:style>
    <style:style style:name="P17" style:family="paragraph" style:parent-style-name="Text_20_body">
      <style:text-properties officeooo:rsid="0092caed" officeooo:paragraph-rsid="005d5c8b"/>
    </style:style>
    <style:style style:name="P18" style:family="paragraph" style:parent-style-name="Text_20_body">
      <style:text-properties officeooo:rsid="0092caed" officeooo:paragraph-rsid="0060b8bb"/>
    </style:style>
    <style:style style:name="P1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0" style:family="paragraph" style:parent-style-name="Text_20_body">
      <style:text-properties officeooo:paragraph-rsid="0065c4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5765f" style:font-weight-asian="bold" style:font-weight-complex="bold"/>
    </style:style>
    <style:style style:name="T4" style:family="text">
      <style:text-properties officeooo:rsid="005d5c8b"/>
    </style:style>
    <style:style style:name="T5" style:family="text">
      <style:text-properties officeooo:rsid="009378d4"/>
    </style:style>
    <style:style style:name="T6" style:family="text">
      <style:text-properties officeooo:rsid="005e9649"/>
    </style:style>
    <style:style style:name="T7" style:family="text">
      <style:text-properties officeooo:rsid="0065c4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204415790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Sistemas de archiv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122044165792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Dado un sistema de ficheros que dispone de la siguiente tabla FAT:</text:p>
          </table:table-cell>
        </table:table-row>
        <table:table-row table:style-name="TableLine2122044149744">
          <table:table-cell table:style-name="Tabla9.A2" table:number-columns-spanned="2" office:value-type="string">
            <text:p text:style-name="Table_20_Contents"/>
            <text:p text:style-name="P8"/>
            <table:table table:name="Tabla4" table:style-name="Tabla4">
              <table:table-column table:style-name="Tabla4.A"/>
              <table:table-column table:style-name="Tabla4.B"/>
              <table:table-row table:style-name="TableLine2122044158992">
                <table:table-cell table:style-name="Tabla4.A1" table:number-columns-spanned="2" office:value-type="string">
                  <text:p text:style-name="P11">Tabla FAT</text:p>
                  <text:p text:style-name="P11"/>
                  <text:p text:style-name="P11">Etiquetas:</text:p>
                  <text:p text:style-name="P11">x → Indica bloque sin usar</text:p>
                  <text:p text:style-name="P11">E → Entrada de directorios raiz</text:p>
                  <text:p text:style-name="P12">BAD → Bloque defectuoso</text:p>
                  <text:p text:style-name="P12">EOF → End Of File</text:p>
                  <text:p text:style-name="P12">n.º → Bloque siguiente</text:p>
                  <text:p text:style-name="P11"/>
                </table:table-cell>
                <table:covered-table-cell/>
              </table:table-row>
              <table:table-row table:style-name="TableLine2122044156544">
                <table:table-cell table:style-name="Tabla4.A2" office:value-type="string">
                  <text:p text:style-name="P9">Bloque</text:p>
                </table:table-cell>
                <table:table-cell table:style-name="Tabla4.B2" office:value-type="string">
                  <text:p text:style-name="P9">Etiqueta</text:p>
                </table:table-cell>
              </table:table-row>
              <table:table-row table:style-name="TableLine2122044164976">
                <table:table-cell table:style-name="Tabla4.A12" office:value-type="string">
                  <text:p text:style-name="P14">0</text:p>
                </table:table-cell>
                <table:table-cell table:style-name="Tabla4.B12" office:value-type="string">
                  <text:p text:style-name="P14">x</text:p>
                </table:table-cell>
              </table:table-row>
              <table:table-row table:style-name="TableLine2122044157088">
                <table:table-cell table:style-name="Tabla4.A12" office:value-type="string">
                  <text:p text:style-name="P14">1</text:p>
                </table:table-cell>
                <table:table-cell table:style-name="Tabla4.B12" office:value-type="string">
                  <text:p text:style-name="P14">x</text:p>
                </table:table-cell>
              </table:table-row>
              <table:table-row table:style-name="TableLine2122044160352">
                <table:table-cell table:style-name="Tabla4.A12" office:value-type="string">
                  <text:p text:style-name="P14">2</text:p>
                </table:table-cell>
                <table:table-cell table:style-name="Tabla4.B12" office:value-type="string">
                  <text:p text:style-name="P15">x</text:p>
                </table:table-cell>
              </table:table-row>
              <table:table-row table:style-name="TableLine2122044163616">
                <table:table-cell table:style-name="Tabla4.A12" office:value-type="string">
                  <text:p text:style-name="P14">3</text:p>
                </table:table-cell>
                <table:table-cell table:style-name="Tabla4.B12" office:value-type="string">
                  <text:p text:style-name="P14">E</text:p>
                </table:table-cell>
              </table:table-row>
              <table:table-row table:style-name="TableLine2122044163888">
                <table:table-cell table:style-name="Tabla4.A12" office:value-type="string">
                  <text:p text:style-name="P14">4</text:p>
                </table:table-cell>
                <table:table-cell table:style-name="Tabla4.B12" office:value-type="string">
                  <text:p text:style-name="P15">6</text:p>
                </table:table-cell>
              </table:table-row>
              <table:table-row table:style-name="TableLine2122044154096">
                <table:table-cell table:style-name="Tabla4.A12" office:value-type="string">
                  <text:p text:style-name="P14">5</text:p>
                </table:table-cell>
                <table:table-cell table:style-name="Tabla4.B12" office:value-type="string">
                  <text:p text:style-name="P14">BAD</text:p>
                </table:table-cell>
              </table:table-row>
              <table:table-row table:style-name="TableLine2122044165248">
                <table:table-cell table:style-name="Tabla4.A12" office:value-type="string">
                  <text:p text:style-name="P14">6</text:p>
                </table:table-cell>
                <table:table-cell table:style-name="Tabla4.B12" office:value-type="string">
                  <text:p text:style-name="P15">7</text:p>
                </table:table-cell>
              </table:table-row>
              <table:table-row table:style-name="TableLine2122044158176">
                <table:table-cell table:style-name="Tabla4.A12" office:value-type="string">
                  <text:p text:style-name="P14">7</text:p>
                </table:table-cell>
                <table:table-cell table:style-name="Tabla4.B12" office:value-type="string">
                  <text:p text:style-name="P14">EOF</text:p>
                </table:table-cell>
              </table:table-row>
              <table:table-row table:style-name="TableLine2122044162256">
                <table:table-cell table:style-name="Tabla4.A12" office:value-type="string">
                  <text:p text:style-name="P14">8</text:p>
                </table:table-cell>
                <table:table-cell table:style-name="Tabla4.B12" office:value-type="string">
                  <text:p text:style-name="P15">5</text:p>
                </table:table-cell>
              </table:table-row>
              <table:table-row table:style-name="TableLine2122044149472">
                <table:table-cell table:style-name="Tabla4.A12" office:value-type="string">
                  <text:p text:style-name="P16">9</text:p>
                </table:table-cell>
                <table:table-cell table:style-name="Tabla4.B12" office:value-type="string">
                  <text:p text:style-name="P14">EOF</text:p>
                </table:table-cell>
              </table:table-row>
            </table:table>
            <text:p text:style-name="P6"/>
            <text:p text:style-name="P18">Donde la tabla de entrada de directorios<text:span text:style-name="T4"> </text:span>raíz <text:span text:style-name="T4">(E)</text:span> situada en el bloque <text:span text:style-name="T5">3</text:span> contiene lo siguiente:</text:p>
            <table:table table:name="Tabla3" table:style-name="Tabla3">
              <table:table-column table:style-name="Tabla3.A"/>
              <table:table-column table:style-name="Tabla3.B"/>
              <table:table-row table:style-name="TableLine2122044165520">
                <table:table-cell table:style-name="Tabla3.A1" table:number-columns-spanned="2" office:value-type="string">
                  <text:p text:style-name="P11">Entrada de directorios raiz</text:p>
                </table:table-cell>
                <table:covered-table-cell/>
              </table:table-row>
              <table:table-row table:style-name="TableLine2122044154912">
                <table:table-cell table:style-name="Tabla3.A2" office:value-type="string">
                  <text:p text:style-name="P13">Nombre de arquivo</text:p>
                </table:table-cell>
                <table:table-cell table:style-name="Tabla3.B2" office:value-type="string">
                  <text:p text:style-name="P10">Bloque</text:p>
                </table:table-cell>
              </table:table-row>
              <table:table-row table:style-name="TableLine2122044158720">
                <table:table-cell table:style-name="Tabla3.A6" office:value-type="string">
                  <text:p text:style-name="P14">Imagen.png</text:p>
                </table:table-cell>
                <table:table-cell table:style-name="Tabla3.B6" office:value-type="string">
                  <text:p text:style-name="P15">4</text:p>
                </table:table-cell>
              </table:table-row>
              <table:table-row table:style-name="TableLine2122044159808">
                <table:table-cell table:style-name="Tabla3.A6" office:value-type="string">
                  <text:p text:style-name="P14">Archivo.txt</text:p>
                </table:table-cell>
                <table:table-cell table:style-name="Tabla3.B6" office:value-type="string">
                  <text:p text:style-name="P15">9</text:p>
                </table:table-cell>
              </table:table-row>
              <table:table-row table:style-name="TableLine2122044162528">
                <table:table-cell table:style-name="Tabla3.A6" office:value-type="string">
                  <text:p text:style-name="P14">Archivo2.txt</text:p>
                </table:table-cell>
                <table:table-cell table:style-name="Tabla3.B6" office:value-type="string">
                  <text:p text:style-name="P15">5</text:p>
                </table:table-cell>
              </table:table-row>
              <table:table-row table:style-name="TableLine2122044148928">
                <table:table-cell table:style-name="Tabla3.A6" office:value-type="string">
                  <text:p text:style-name="P14">Imagen2.png</text:p>
                </table:table-cell>
                <table:table-cell table:style-name="Tabla3.B6" office:value-type="string">
                  <text:p text:style-name="P15">8</text:p>
                </table:table-cell>
              </table:table-row>
            </table:table>
            <text:p text:style-name="P7"/>
            <text:p text:style-name="P7"/>
            <text:p text:style-name="P17"><text:span text:style-name="T6">1.1</text:span> Indica si hay alguna incoherencia en la configuración actual mostrada en la tabla FAT y en la tabla de entrada de directorios raíz.</text:p>
            <text:p text:style-name="P17"><text:span text:style-name="T6">1.2</text:span> Indica cuántos acceso a bloque serán necesarios para alcanzar el último bloque del fichero Imagen.png (considerar el acceso a bloque que supone la consulta sobre la entrada del directorio)</text:p>
          </table:table-cell>
          <table:covered-table-cell/>
        </table:table-row>
      </table:table>
      <text:p text:style-name="P19"><text:soft-page-break/>(Completar...)</text:p>
      <text:p text:style-name="Text_20_body"/>
      <text:p text:style-name="Text_20_body">1.1</text:p>
      <text:p text:style-name="Text_20_body">Imagen.png → 4 – 6 – 7 – EOF (<text:span text:style-name="T7">Correcto</text:span>)</text:p>
      <text:p text:style-name="Text_20_body">Archivo.txt → 9 – EOF (<text:span text:style-name="T7">Correcto</text:span>)</text:p>
      <text:p text:style-name="P20">Archivo2.txt → 5 – BAD (<text:span text:style-name="T7">Un bloque se encuentra defectuoso</text:span>)</text:p>
      <text:p text:style-name="Text_20_body">Imagen2.png → 8 – 5 – BAD (<text:span text:style-name="T7">Un bloque se encuentra defectuoso</text:span> <text:span text:style-name="T7">y está compartiendo blocque con </text:span>Archivo2.txt <text:span text:style-name="T7">y no sería lo correcto</text:span>)</text:p>
      <text:p text:style-name="Text_20_body">1.2</text:p>
      <text:p text:style-name="Text_20_body">Imagen.png → 4 bloques -&gt; E(Entrada directorio),4(acceso),6(acceso),7(acceso), EOF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27T20:54:57.810000000</dc:date>
    <meta:editing-duration>PT8H29M5S</meta:editing-duration>
    <meta:editing-cycles>150</meta:editing-cycles>
    <meta:generator>LibreOffice/7.1.2.2$Windows_X86_64 LibreOffice_project/8a45595d069ef5570103caea1b71cc9d82b2aae4</meta:generator>
    <meta:document-statistic meta:table-count="4" meta:image-count="2" meta:object-count="0" meta:page-count="2" meta:paragraph-count="57" meta:word-count="212" meta:character-count="1188" meta:non-whitespace-character-count="1024"/>
  </office:meta>
</office:document-meta>
</file>